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175in" fo:margin-left="-0.6125in" table:align="left" fo:background-color="transparent">
        <style:background-image/>
      </style:table-properties>
    </style:style>
    <style:style style:name="Table1.A" style:family="table-column">
      <style:table-column-properties style:column-width="0.5417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1.625in"/>
    </style:style>
    <style:style style:name="Table1.F" style:family="table-column">
      <style:table-column-properties style:column-width="1.5in"/>
    </style:style>
    <style:style style:name="Table1.G" style:family="table-column">
      <style:table-column-properties style:column-width="1.8833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465a4" fo:padding="0.0382in" fo:border-left="0.5pt dotted #333333" fo:border-right="none" fo:border-top="0.5pt dotted #333333" fo:border-bottom="0.5pt dotted #333333">
        <style:background-image/>
      </style:table-cell-properties>
    </style:style>
    <style:style style:name="Table1.G1" style:family="table-cell">
      <style:table-cell-properties fo:background-color="#3465a4" fo:padding="0.0382in" fo:border="0.5pt dotted #333333">
        <style:background-image/>
      </style:table-cell-properties>
    </style:style>
    <style:style style:name="Table1.A2" style:family="table-cell">
      <style:table-cell-properties fo:padding="0.0382in" fo:border-left="0.5pt dotted #333333" fo:border-right="none" fo:border-top="none" fo:border-bottom="0.5pt dotted #333333"/>
    </style:style>
    <style:style style:name="Table1.B2" style:family="table-cell">
      <style:table-cell-properties fo:padding="0.0382in" fo:border-left="0.5pt dotted #333333" fo:border-right="none" fo:border-top="none" fo:border-bottom="0.5pt dotted #333333"/>
    </style:style>
    <style:style style:name="Table1.C2" style:family="table-cell">
      <style:table-cell-properties fo:padding="0.0382in" fo:border-left="0.5pt dotted #333333" fo:border-right="none" fo:border-top="none" fo:border-bottom="0.5pt dotted #333333"/>
    </style:style>
    <style:style style:name="Table1.D2" style:family="table-cell">
      <style:table-cell-properties fo:padding="0.0382in" fo:border-left="0.5pt dotted #333333" fo:border-right="none" fo:border-top="none" fo:border-bottom="0.5pt dotted #333333"/>
    </style:style>
    <style:style style:name="Table1.E2" style:family="table-cell">
      <style:table-cell-properties fo:padding="0.0382in" fo:border-left="0.5pt dotted #333333" fo:border-right="none" fo:border-top="none" fo:border-bottom="0.5pt dotted #333333"/>
    </style:style>
    <style:style style:name="Table1.F2" style:family="table-cell">
      <style:table-cell-properties fo:padding="0.0382in" fo:border-left="0.5pt dotted #333333" fo:border-right="none" fo:border-top="none" fo:border-bottom="0.5pt dotted #333333"/>
    </style:style>
    <style:style style:name="Table1.G2" style:family="table-cell">
      <style:table-cell-properties fo:padding="0.0382in" fo:border-left="0.5pt dotted #333333" fo:border-right="0.5pt dotted #333333" fo:border-top="none" fo:border-bottom="0.5pt dotted #333333"/>
    </style:style>
    <style:style style:name="Table1.A3" style:family="table-cell">
      <style:table-cell-properties fo:padding="0.0382in" fo:border-left="0.5pt dotted #333333" fo:border-right="none" fo:border-top="none" fo:border-bottom="0.5pt dotted #333333"/>
    </style:style>
    <style:style style:name="Table1.B3" style:family="table-cell">
      <style:table-cell-properties fo:padding="0.0382in" fo:border-left="0.5pt dotted #333333" fo:border-right="none" fo:border-top="none" fo:border-bottom="0.5pt dotted #333333"/>
    </style:style>
    <style:style style:name="Table1.C3" style:family="table-cell">
      <style:table-cell-properties fo:padding="0.0382in" fo:border-left="0.5pt dotted #333333" fo:border-right="none" fo:border-top="none" fo:border-bottom="0.5pt dotted #333333"/>
    </style:style>
    <style:style style:name="Table1.D3" style:family="table-cell">
      <style:table-cell-properties fo:padding="0.0382in" fo:border-left="0.5pt dotted #333333" fo:border-right="none" fo:border-top="none" fo:border-bottom="0.5pt dotted #333333"/>
    </style:style>
    <style:style style:name="Table1.E3" style:family="table-cell">
      <style:table-cell-properties fo:padding="0.0382in" fo:border-left="0.5pt dotted #333333" fo:border-right="none" fo:border-top="none" fo:border-bottom="0.5pt dotted #333333"/>
    </style:style>
    <style:style style:name="Table1.F3" style:family="table-cell">
      <style:table-cell-properties fo:padding="0.0382in" fo:border-left="0.5pt dotted #333333" fo:border-right="none" fo:border-top="none" fo:border-bottom="0.5pt dotted #333333"/>
    </style:style>
    <style:style style:name="Table1.G3" style:family="table-cell">
      <style:table-cell-properties fo:padding="0.0382in" fo:border-left="0.5pt dotted #333333" fo:border-right="0.5pt dotted #333333" fo:border-top="none" fo:border-bottom="0.5pt dotted #333333"/>
    </style:style>
    <style:style style:name="Table1.A4" style:family="table-cell">
      <style:table-cell-properties fo:padding="0.0382in" fo:border-left="0.5pt dotted #333333" fo:border-right="none" fo:border-top="none" fo:border-bottom="0.5pt dotted #333333"/>
    </style:style>
    <style:style style:name="Table1.B4" style:family="table-cell">
      <style:table-cell-properties fo:padding="0.0382in" fo:border-left="0.5pt dotted #333333" fo:border-right="none" fo:border-top="none" fo:border-bottom="0.5pt dotted #333333"/>
    </style:style>
    <style:style style:name="Table1.C4" style:family="table-cell">
      <style:table-cell-properties fo:padding="0.0382in" fo:border-left="0.5pt dotted #333333" fo:border-right="none" fo:border-top="none" fo:border-bottom="0.5pt dotted #333333"/>
    </style:style>
    <style:style style:name="Table1.D4" style:family="table-cell">
      <style:table-cell-properties fo:padding="0.0382in" fo:border-left="0.5pt dotted #333333" fo:border-right="none" fo:border-top="none" fo:border-bottom="0.5pt dotted #333333"/>
    </style:style>
    <style:style style:name="Table1.E4" style:family="table-cell">
      <style:table-cell-properties fo:padding="0.0382in" fo:border-left="0.5pt dotted #333333" fo:border-right="none" fo:border-top="none" fo:border-bottom="0.5pt dotted #333333"/>
    </style:style>
    <style:style style:name="Table1.F4" style:family="table-cell">
      <style:table-cell-properties fo:padding="0.0382in" fo:border-left="0.5pt dotted #333333" fo:border-right="none" fo:border-top="none" fo:border-bottom="0.5pt dotted #333333"/>
    </style:style>
    <style:style style:name="Table1.G4" style:family="table-cell">
      <style:table-cell-properties fo:padding="0.0382in" fo:border-left="0.5pt dotted #333333" fo:border-right="0.5pt dotted #333333" fo:border-top="none" fo:border-bottom="0.5pt dotted #333333"/>
    </style:style>
    <style:style style:name="Table1.A5" style:family="table-cell">
      <style:table-cell-properties fo:padding="0.0382in" fo:border-left="0.5pt dotted #333333" fo:border-right="none" fo:border-top="none" fo:border-bottom="0.5pt dotted #333333"/>
    </style:style>
    <style:style style:name="Table1.B5" style:family="table-cell">
      <style:table-cell-properties fo:padding="0.0382in" fo:border-left="0.5pt dotted #333333" fo:border-right="none" fo:border-top="none" fo:border-bottom="0.5pt dotted #333333"/>
    </style:style>
    <style:style style:name="Table1.C5" style:family="table-cell">
      <style:table-cell-properties fo:padding="0.0382in" fo:border-left="0.5pt dotted #333333" fo:border-right="none" fo:border-top="none" fo:border-bottom="0.5pt dotted #333333"/>
    </style:style>
    <style:style style:name="Table1.D5" style:family="table-cell">
      <style:table-cell-properties fo:padding="0.0382in" fo:border-left="0.5pt dotted #333333" fo:border-right="none" fo:border-top="none" fo:border-bottom="0.5pt dotted #333333"/>
    </style:style>
    <style:style style:name="Table1.E5" style:family="table-cell">
      <style:table-cell-properties fo:padding="0.0382in" fo:border-left="0.5pt dotted #333333" fo:border-right="none" fo:border-top="none" fo:border-bottom="0.5pt dotted #333333"/>
    </style:style>
    <style:style style:name="Table1.F5" style:family="table-cell">
      <style:table-cell-properties fo:padding="0.0382in" fo:border-left="0.5pt dotted #333333" fo:border-right="none" fo:border-top="none" fo:border-bottom="0.5pt dotted #333333"/>
    </style:style>
    <style:style style:name="Table1.G5" style:family="table-cell">
      <style:table-cell-properties fo:padding="0.0382in" fo:border-left="0.5pt dotted #333333" fo:border-right="0.5pt dotted #333333" fo:border-top="none" fo:border-bottom="0.5pt dotted #333333"/>
    </style:style>
    <style:style style:name="Table1.A6" style:family="table-cell">
      <style:table-cell-properties fo:padding="0.0382in" fo:border-left="0.5pt dotted #333333" fo:border-right="none" fo:border-top="none" fo:border-bottom="0.5pt dotted #333333"/>
    </style:style>
    <style:style style:name="Table1.B6" style:family="table-cell">
      <style:table-cell-properties fo:background-color="transparent" fo:padding="0.0382in" fo:border-left="0.5pt dotted #333333" fo:border-right="none" fo:border-top="none" fo:border-bottom="0.5pt dotted #333333">
        <style:background-image/>
      </style:table-cell-properties>
    </style:style>
    <style:style style:name="Table1.C6" style:family="table-cell">
      <style:table-cell-properties fo:padding="0.0382in" fo:border-left="0.5pt dotted #333333" fo:border-right="none" fo:border-top="none" fo:border-bottom="0.5pt dotted #333333"/>
    </style:style>
    <style:style style:name="Table1.D6" style:family="table-cell">
      <style:table-cell-properties fo:padding="0.0382in" fo:border-left="0.5pt dotted #333333" fo:border-right="none" fo:border-top="none" fo:border-bottom="0.5pt dotted #333333"/>
    </style:style>
    <style:style style:name="Table1.E6" style:family="table-cell">
      <style:table-cell-properties fo:padding="0.0382in" fo:border-left="0.5pt dotted #333333" fo:border-right="none" fo:border-top="none" fo:border-bottom="0.5pt dotted #333333"/>
    </style:style>
    <style:style style:name="Table1.F6" style:family="table-cell">
      <style:table-cell-properties fo:padding="0.0382in" fo:border-left="0.5pt dotted #333333" fo:border-right="none" fo:border-top="none" fo:border-bottom="0.5pt dotted #333333"/>
    </style:style>
    <style:style style:name="Table1.G6" style:family="table-cell">
      <style:table-cell-properties fo:padding="0.0382in" fo:border-left="0.5pt dotted #333333" fo:border-right="0.5pt dotted #333333" fo:border-top="none" fo:border-bottom="0.5pt dotted #333333"/>
    </style:style>
    <style:style style:name="Table1.A7" style:family="table-cell">
      <style:table-cell-properties fo:padding="0.0382in" fo:border-left="0.5pt dotted #333333" fo:border-right="none" fo:border-top="none" fo:border-bottom="0.5pt dotted #333333"/>
    </style:style>
    <style:style style:name="Table1.B7" style:family="table-cell">
      <style:table-cell-properties fo:padding="0.0382in" fo:border-left="0.5pt dotted #333333" fo:border-right="none" fo:border-top="none" fo:border-bottom="0.5pt dotted #333333"/>
    </style:style>
    <style:style style:name="Table1.C7" style:family="table-cell">
      <style:table-cell-properties fo:padding="0.0382in" fo:border-left="0.5pt dotted #333333" fo:border-right="none" fo:border-top="none" fo:border-bottom="0.5pt dotted #333333"/>
    </style:style>
    <style:style style:name="Table1.D7" style:family="table-cell">
      <style:table-cell-properties fo:padding="0.0382in" fo:border-left="0.5pt dotted #333333" fo:border-right="none" fo:border-top="none" fo:border-bottom="0.5pt dotted #333333"/>
    </style:style>
    <style:style style:name="Table1.E7" style:family="table-cell">
      <style:table-cell-properties fo:padding="0.0382in" fo:border-left="0.5pt dotted #333333" fo:border-right="none" fo:border-top="none" fo:border-bottom="0.5pt dotted #333333"/>
    </style:style>
    <style:style style:name="Table1.F7" style:family="table-cell">
      <style:table-cell-properties fo:padding="0.0382in" fo:border-left="0.5pt dotted #333333" fo:border-right="none" fo:border-top="none" fo:border-bottom="0.5pt dotted #333333"/>
    </style:style>
    <style:style style:name="Table1.G7" style:family="table-cell">
      <style:table-cell-properties fo:padding="0.0382in" fo:border-left="0.5pt dotted #333333" fo:border-right="0.5pt dotted #333333" fo:border-top="none" fo:border-bottom="0.5pt dotted #333333"/>
    </style:style>
    <style:style style:name="Table1.A8" style:family="table-cell">
      <style:table-cell-properties fo:padding="0.0382in" fo:border-left="0.5pt dotted #333333" fo:border-right="none" fo:border-top="none" fo:border-bottom="0.5pt dotted #333333"/>
    </style:style>
    <style:style style:name="Table1.B8" style:family="table-cell">
      <style:table-cell-properties fo:padding="0.0382in" fo:border-left="0.5pt dotted #333333" fo:border-right="none" fo:border-top="none" fo:border-bottom="0.5pt dotted #333333"/>
    </style:style>
    <style:style style:name="Table1.C8" style:family="table-cell">
      <style:table-cell-properties fo:padding="0.0382in" fo:border-left="0.5pt dotted #333333" fo:border-right="none" fo:border-top="none" fo:border-bottom="0.5pt dotted #333333"/>
    </style:style>
    <style:style style:name="Table1.D8" style:family="table-cell">
      <style:table-cell-properties fo:padding="0.0382in" fo:border-left="0.5pt dotted #333333" fo:border-right="none" fo:border-top="none" fo:border-bottom="0.5pt dotted #333333"/>
    </style:style>
    <style:style style:name="Table1.E8" style:family="table-cell">
      <style:table-cell-properties fo:padding="0.0382in" fo:border-left="0.5pt dotted #333333" fo:border-right="none" fo:border-top="none" fo:border-bottom="0.5pt dotted #333333"/>
    </style:style>
    <style:style style:name="Table1.F8" style:family="table-cell">
      <style:table-cell-properties fo:padding="0.0382in" fo:border-left="0.5pt dotted #333333" fo:border-right="none" fo:border-top="none" fo:border-bottom="0.5pt dotted #333333"/>
    </style:style>
    <style:style style:name="Table1.G8" style:family="table-cell">
      <style:table-cell-properties fo:padding="0.0382in" fo:border-left="0.5pt dotted #333333" fo:border-right="0.5pt dotted #333333" fo:border-top="none" fo:border-bottom="0.5pt dotted #333333"/>
    </style:style>
    <style:style style:name="Table1.A9" style:family="table-cell">
      <style:table-cell-properties fo:padding="0.0382in" fo:border-left="0.5pt dotted #333333" fo:border-right="none" fo:border-top="none" fo:border-bottom="0.5pt dotted #333333"/>
    </style:style>
    <style:style style:name="Table1.B9" style:family="table-cell">
      <style:table-cell-properties fo:padding="0.0382in" fo:border-left="0.5pt dotted #333333" fo:border-right="none" fo:border-top="none" fo:border-bottom="0.5pt dotted #333333"/>
    </style:style>
    <style:style style:name="Table1.C9" style:family="table-cell">
      <style:table-cell-properties fo:padding="0.0382in" fo:border-left="0.5pt dotted #333333" fo:border-right="none" fo:border-top="none" fo:border-bottom="0.5pt dotted #333333"/>
    </style:style>
    <style:style style:name="Table1.D9" style:family="table-cell">
      <style:table-cell-properties fo:padding="0.0382in" fo:border-left="0.5pt dotted #333333" fo:border-right="none" fo:border-top="none" fo:border-bottom="0.5pt dotted #333333"/>
    </style:style>
    <style:style style:name="Table1.E9" style:family="table-cell">
      <style:table-cell-properties fo:padding="0.0382in" fo:border-left="0.5pt dotted #333333" fo:border-right="none" fo:border-top="none" fo:border-bottom="0.5pt dotted #333333"/>
    </style:style>
    <style:style style:name="Table1.F9" style:family="table-cell">
      <style:table-cell-properties fo:padding="0.0382in" fo:border-left="0.5pt dotted #333333" fo:border-right="none" fo:border-top="none" fo:border-bottom="0.5pt dotted #333333"/>
    </style:style>
    <style:style style:name="Table1.G9" style:family="table-cell">
      <style:table-cell-properties fo:padding="0.0382in" fo:border-left="0.5pt dotted #333333" fo:border-right="0.5pt dotted #333333" fo:border-top="none" fo:border-bottom="0.5pt dotted #333333"/>
    </style:style>
    <style:style style:name="Table1.A10" style:family="table-cell">
      <style:table-cell-properties fo:padding="0.0382in" fo:border-left="0.5pt dotted #333333" fo:border-right="none" fo:border-top="none" fo:border-bottom="0.5pt dotted #333333"/>
    </style:style>
    <style:style style:name="Table1.B10" style:family="table-cell">
      <style:table-cell-properties fo:padding="0.0382in" fo:border-left="0.5pt dotted #333333" fo:border-right="none" fo:border-top="none" fo:border-bottom="0.5pt dotted #333333"/>
    </style:style>
    <style:style style:name="Table1.C10" style:family="table-cell">
      <style:table-cell-properties fo:padding="0.0382in" fo:border-left="0.5pt dotted #333333" fo:border-right="none" fo:border-top="none" fo:border-bottom="0.5pt dotted #333333"/>
    </style:style>
    <style:style style:name="Table1.D10" style:family="table-cell">
      <style:table-cell-properties fo:padding="0.0382in" fo:border-left="0.5pt dotted #333333" fo:border-right="none" fo:border-top="none" fo:border-bottom="0.5pt dotted #333333"/>
    </style:style>
    <style:style style:name="Table1.E10" style:family="table-cell">
      <style:table-cell-properties fo:padding="0.0382in" fo:border-left="0.5pt dotted #333333" fo:border-right="none" fo:border-top="none" fo:border-bottom="0.5pt dotted #333333"/>
    </style:style>
    <style:style style:name="Table1.F10" style:family="table-cell">
      <style:table-cell-properties fo:padding="0.0382in" fo:border-left="0.5pt dotted #333333" fo:border-right="none" fo:border-top="none" fo:border-bottom="0.5pt dotted #333333"/>
    </style:style>
    <style:style style:name="Table1.G10" style:family="table-cell">
      <style:table-cell-properties fo:padding="0.0382in" fo:border-left="0.5pt dotted #333333" fo:border-right="0.5pt dotted #333333" fo:border-top="none" fo:border-bottom="0.5pt dotted #333333"/>
    </style:style>
    <style:style style:name="Table1.A11" style:family="table-cell">
      <style:table-cell-properties fo:padding="0.0382in" fo:border-left="0.5pt dotted #333333" fo:border-right="none" fo:border-top="none" fo:border-bottom="0.5pt dotted #333333"/>
    </style:style>
    <style:style style:name="Table1.B11" style:family="table-cell">
      <style:table-cell-properties fo:padding="0.0382in" fo:border-left="0.5pt dotted #333333" fo:border-right="none" fo:border-top="none" fo:border-bottom="0.5pt dotted #333333"/>
    </style:style>
    <style:style style:name="Table1.C11" style:family="table-cell">
      <style:table-cell-properties fo:padding="0.0382in" fo:border-left="0.5pt dotted #333333" fo:border-right="none" fo:border-top="none" fo:border-bottom="0.5pt dotted #333333"/>
    </style:style>
    <style:style style:name="Table1.D11" style:family="table-cell">
      <style:table-cell-properties fo:padding="0.0382in" fo:border-left="0.5pt dotted #333333" fo:border-right="none" fo:border-top="none" fo:border-bottom="0.5pt dotted #333333"/>
    </style:style>
    <style:style style:name="Table1.E11" style:family="table-cell">
      <style:table-cell-properties fo:padding="0.0382in" fo:border-left="0.5pt dotted #333333" fo:border-right="none" fo:border-top="none" fo:border-bottom="0.5pt dotted #333333"/>
    </style:style>
    <style:style style:name="Table1.F11" style:family="table-cell">
      <style:table-cell-properties fo:padding="0.0382in" fo:border-left="0.5pt dotted #333333" fo:border-right="none" fo:border-top="none" fo:border-bottom="0.5pt dotted #333333"/>
    </style:style>
    <style:style style:name="Table1.G11" style:family="table-cell">
      <style:table-cell-properties fo:padding="0.0382in" fo:border-left="0.5pt dotted #333333" fo:border-right="0.5pt dotted #333333" fo:border-top="none" fo:border-bottom="0.5pt dotted #333333"/>
    </style:style>
    <style:style style:name="Table1.A12" style:family="table-cell">
      <style:table-cell-properties fo:padding="0.0382in" fo:border-left="0.5pt dotted #333333" fo:border-right="none" fo:border-top="none" fo:border-bottom="0.5pt dotted #333333"/>
    </style:style>
    <style:style style:name="Table1.B12" style:family="table-cell">
      <style:table-cell-properties fo:padding="0.0382in" fo:border-left="0.5pt dotted #333333" fo:border-right="none" fo:border-top="none" fo:border-bottom="0.5pt dotted #333333"/>
    </style:style>
    <style:style style:name="Table1.C12" style:family="table-cell">
      <style:table-cell-properties fo:padding="0.0382in" fo:border-left="0.5pt dotted #333333" fo:border-right="none" fo:border-top="none" fo:border-bottom="0.5pt dotted #333333"/>
    </style:style>
    <style:style style:name="Table1.D12" style:family="table-cell">
      <style:table-cell-properties fo:padding="0.0382in" fo:border-left="0.5pt dotted #333333" fo:border-right="none" fo:border-top="none" fo:border-bottom="0.5pt dotted #333333"/>
    </style:style>
    <style:style style:name="Table1.E12" style:family="table-cell">
      <style:table-cell-properties fo:padding="0.0382in" fo:border-left="0.5pt dotted #333333" fo:border-right="none" fo:border-top="none" fo:border-bottom="0.5pt dotted #333333"/>
    </style:style>
    <style:style style:name="Table1.F12" style:family="table-cell">
      <style:table-cell-properties fo:padding="0.0382in" fo:border-left="0.5pt dotted #333333" fo:border-right="none" fo:border-top="none" fo:border-bottom="0.5pt dotted #333333"/>
    </style:style>
    <style:style style:name="Table1.G12" style:family="table-cell">
      <style:table-cell-properties fo:padding="0.0382in" fo:border-left="0.5pt dotted #333333" fo:border-right="0.5pt dotted #333333" fo:border-top="none" fo:border-bottom="0.5pt dotted #333333"/>
    </style:style>
    <style:style style:name="Table1.A13" style:family="table-cell">
      <style:table-cell-properties fo:padding="0.0382in" fo:border-left="0.5pt dotted #333333" fo:border-right="0.5pt dotted #333333" fo:border-top="none" fo:border-bottom="0.5pt dotted #333333"/>
    </style:style>
    <style:style style:name="P1" style:family="paragraph" style:parent-style-name="Heading_20_1" style:master-page-name="">
      <style:paragraph-properties fo:margin-top="0.1665in" fo:margin-bottom="0.0835in" style:contextual-spacing="false" fo:text-align="justify" style:justify-single-word="false" style:page-number="auto"/>
      <style:text-properties officeooo:paragraph-rsid="0005ad8a"/>
    </style:style>
    <style:style style:name="P2" style:family="paragraph" style:parent-style-name="Standard">
      <style:paragraph-properties fo:margin-top="0in" fo:margin-bottom="0.139in" style:contextual-spacing="false"/>
      <style:text-properties officeooo:paragraph-rsid="0005ad8a"/>
    </style:style>
    <style:style style:name="P3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paragraph-rsid="0005ad8a" style:font-size-asian="9pt" style:font-size-complex="9pt"/>
    </style:style>
    <style:style style:name="P5" style:family="paragraph" style:parent-style-name="Standard">
      <style:paragraph-properties fo:margin-top="0in" fo:margin-bottom="0.139in" style:contextual-spacing="false"/>
      <style:text-properties fo:font-size="12pt" officeooo:rsid="0005ad8a" officeooo:paragraph-rsid="0005ad8a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officeooo:paragraph-rsid="0005ad8a"/>
    </style:style>
    <style:style style:name="P7" style:family="paragraph" style:parent-style-name="Standard">
      <style:paragraph-properties fo:margin-top="0in" fo:margin-bottom="0.0417in" style:contextual-spacing="false" fo:text-align="justify" style:justify-single-word="false"/>
      <style:text-properties officeooo:paragraph-rsid="0005ad8a"/>
    </style:style>
    <style:style style:name="P8" style:family="paragraph" style:parent-style-name="Standard">
      <style:paragraph-properties fo:margin-top="0in" fo:margin-bottom="0.139in" style:contextual-spacing="false" fo:text-align="justify" style:justify-single-word="false"/>
      <style:text-properties officeooo:paragraph-rsid="0005ad8a"/>
    </style:style>
    <style:style style:name="P9" style:family="paragraph" style:parent-style-name="Standard">
      <style:paragraph-properties fo:text-align="start" style:justify-single-word="false" fo:orphans="0" fo:widows="0"/>
      <style:text-properties officeooo:paragraph-rsid="0005efcb"/>
    </style:style>
    <style:style style:name="P10" style:family="paragraph" style:parent-style-name="Standard">
      <style:paragraph-properties fo:text-align="start" style:justify-single-word="false" fo:orphans="0" fo:widows="0"/>
      <style:text-properties style:font-name="Liberation Serif" fo:font-size="9pt" officeooo:paragraph-rsid="0005efcb" style:font-size-asian="9pt" style:font-size-complex="9pt"/>
    </style:style>
    <style:style style:name="P11" style:family="paragraph" style:parent-style-name="Standard">
      <style:paragraph-properties fo:orphans="0" fo:widows="0"/>
      <style:text-properties style:font-name="Liberation Serif" fo:font-size="9pt" officeooo:paragraph-rsid="0005efcb" style:font-size-asian="9pt" style:font-size-complex="9pt"/>
    </style:style>
    <style:style style:name="P12" style:family="paragraph" style:parent-style-name="Standard">
      <style:paragraph-properties fo:text-align="start" style:justify-single-word="false" fo:orphans="0" fo:widows="0"/>
      <style:text-properties style:font-name="Liberation Serif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fo:font-size="10pt" fo:font-weight="bold" officeooo:rsid="0005ad8a" officeooo:paragraph-rsid="0005ad8a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color="#333333" loext:opacity="100%" fo:font-size="9pt" officeooo:rsid="0005ad8a" officeooo:paragraph-rsid="0005ad8a" style:font-size-asian="9pt" style:font-size-complex="9pt"/>
    </style:style>
    <style:style style:name="P15" style:family="paragraph" style:parent-style-name="Table_20_Contents">
      <style:text-properties fo:font-size="9pt" officeooo:rsid="0005ad8a" officeooo:paragraph-rsid="0005ad8a" style:font-size-asian="9pt" style:font-size-complex="9pt"/>
    </style:style>
    <style:style style:name="P16" style:family="paragraph" style:parent-style-name="Table_20_Contents">
      <style:text-properties fo:color="#ff0000" loext:opacity="100%" fo:font-size="9pt" officeooo:rsid="0005ad8a" officeooo:paragraph-rsid="0005ad8a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color="#ff0000" loext:opacity="100%" fo:font-size="10pt" fo:font-weight="bold" officeooo:rsid="0005ad8a" officeooo:paragraph-rsid="0005ad8a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color="#3faf46" loext:opacity="100%" fo:font-size="9pt" officeooo:rsid="0005ad8a" officeooo:paragraph-rsid="0005ad8a" style:font-size-asian="9pt" style:font-size-complex="9pt"/>
    </style:style>
    <style:style style:name="P19" style:family="paragraph" style:parent-style-name="Table_20_Contents">
      <style:text-properties fo:color="#3faf46" loext:opacity="100%" fo:font-size="9pt" officeooo:rsid="0005ad8a" officeooo:paragraph-rsid="0005efcb" style:font-size-asian="9pt" style:font-size-complex="9pt"/>
    </style:style>
    <style:style style:name="T1" style:family="text">
      <style:text-properties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T2" style:family="text">
      <style:text-properties fo:font-size="10pt" style:font-name-asian="Arial3" style:font-size-asian="10pt" style:font-name-complex="Arial3" style:font-size-complex="10pt"/>
    </style:style>
    <style:style style:name="T3" style:family="text">
      <style:text-properties fo:color="#833c00" loext:opacity="100%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T4" style:family="text">
      <style:text-properties fo:color="#c00000" loext:opacity="100%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T5" style:family="text">
      <style:text-properties fo:color="#c00000" loext:opacity="100%" fo:font-size="11pt" fo:font-weight="bold" style:font-name-asian="Arial3" style:font-size-asian="11pt" style:font-weight-asian="bold" style:font-name-complex="Arial3" style:font-size-complex="11pt" style:font-weight-complex="bold"/>
    </style:style>
    <style:style style:name="T6" style:family="text">
      <style:text-properties fo:color="#c00000" loext:opacity="100%" fo:font-size="11pt" fo:font-weight="bold" officeooo:rsid="0005ad8a" style:font-name-asian="Arial3" style:font-size-asian="11pt" style:font-weight-asian="bold" style:font-name-complex="Arial3" style:font-size-complex="11pt" style:font-weight-complex="bold"/>
    </style:style>
    <style:style style:name="T7" style:family="text">
      <style:text-properties fo:color="#375623" loext:opacity="100%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T8" style:family="text">
      <style:text-properties fo:color="#1f3864" loext:opacity="100%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T9" style:family="text">
      <style:text-properties fo:color="#1f3864" loext:opacity="100%" fo:font-weight="bold" style:font-name-asian="Arial3" style:font-weight-asian="bold" style:font-name-complex="Arial3" style:font-weight-complex="bold"/>
    </style:style>
    <style:style style:name="T10" style:family="text">
      <style:text-properties fo:color="#1f3864" loext:opacity="100%" fo:font-weight="bold" officeooo:rsid="0005efcb" style:font-name-asian="Arial3" style:font-weight-asian="bold" style:font-name-complex="Arial3" style:font-weight-complex="bold"/>
    </style:style>
    <style:style style:name="T11" style:family="text">
      <style:text-properties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T12" style:family="text">
      <style:text-properties officeooo:rsid="0005ad8a"/>
    </style:style>
    <style:style style:name="T13" style:family="text">
      <style:text-properties fo:color="#000000" loext:opacity="100%" fo:font-weight="normal" style:font-name-asian="Arial3" style:font-weight-asian="normal" style:font-name-complex="Arial3" style:font-weight-complex="normal"/>
    </style:style>
    <style:style style:name="T14" style:family="text">
      <style:text-properties fo:color="#000000" loext:opacity="100%" fo:font-weight="normal" officeooo:rsid="0005ad8a" style:font-name-asian="Arial3" style:font-weight-asian="normal" style:font-name-complex="Arial3" style:font-weight-complex="normal"/>
    </style:style>
    <style:style style:name="T15" style:family="text">
      <style:text-properties officeooo:rsid="0005efcb"/>
    </style:style>
    <style:style style:name="T16" style:family="text">
      <style:text-properties fo:color="#1a1a1a" loext:opacity="100%" style:font-name="Arial" fo:font-size="9pt" fo:font-weight="normal" style:font-name-asian="Arial3" style:font-size-asian="9pt" style:font-weight-asian="normal" style:font-name-complex="Arial3" style:font-size-complex="9pt" style:font-weight-complex="normal"/>
    </style:style>
    <style:style style:name="T17" style:family="text">
      <style:text-properties fo:color="#1a1a1a" loext:opacity="100%" style:font-name="Arial" fo:font-weight="normal" officeooo:rsid="0005ad8a" style:font-name-asian="Arial3" style:font-weight-asian="normal" style:font-name-complex="Arial3" style:font-weight-complex="normal"/>
    </style:style>
    <style:style style:name="T18" style:family="text">
      <style:text-properties fo:color="#1a1a1a" loext:opacity="100%" style:font-name="Arial" fo:font-weight="normal" style:font-name-asian="Arial3" style:font-weight-asian="normal" style:font-name-complex="Arial3" style:font-weight-complex="normal"/>
    </style:style>
    <style:style style:name="T19" style:family="text">
      <style:text-properties fo:color="#1a1a1a" loext:opacity="100%" fo:font-weight="normal" officeooo:rsid="0005ad8a" style:font-name-asian="Arial3" style:font-weight-asian="normal" style:font-name-complex="Arial3" style:font-weight-complex="normal"/>
    </style:style>
    <style:style style:name="T20" style:family="text">
      <style:text-properties fo:color="#1a1a1a" loext:opacity="100%" fo:font-weight="normal" style:font-name-asian="Arial3" style:font-weight-asian="normal" style:font-name-complex="Arial3" style:font-weight-complex="normal"/>
    </style:style>
    <style:style style:name="T21" style:family="text">
      <style:text-properties fo:color="#1a1a1a" loext:opacity="100%" fo:font-size="9pt" fo:font-weight="normal" style:font-name-asian="Arial3" style:font-size-asian="9pt" style:font-weight-asian="normal" style:font-name-complex="Arial3" style:font-size-complex="9pt" style:font-weight-complex="normal"/>
    </style:style>
    <style:style style:name="T22" style:family="text">
      <style:text-properties fo:color="#1a1a1a" loext:opacity="100%" style:font-name="Liberation Serif" fo:font-size="9pt" fo:font-weight="normal" style:font-name-asian="Arial3" style:font-size-asian="9pt" style:font-weight-asian="normal" style:font-name-complex="Arial3" style:font-size-complex="9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UG_REPORT – <text:span text:style-name="T12">E-commerce Project</text:span></text:h>
      <text:p text:style-name="P6"><text:span text:style-name="T11">Assignment: Bug Hunting &amp; Debugging in JavaScript</text:span></text:p>
      <text:p text:style-name="P7"><text:span text:style-name="T6">Number of</text:span><text:span text:style-name="T5"> bugs found: 15 </text:span></text:p>
      <text:p text:style-name="P8"><text:span text:style-name="T1">Error type legend: <text:s/></text:span><text:span text:style-name="T3">Syntax, </text:span><text:span text:style-name="T4">Runtime,</text:span><text:span text:style-name="T2"> <text:s text:c="2"/></text:span><text:span text:style-name="T7">Logic,</text:span><text:span text:style-name="T2"> <text:s text:c="2"/></text:span><text:span text:style-name="T8">UI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3">No.</text:p>
          </table:table-cell>
          <table:table-cell table:style-name="Table1.A1" office:value-type="string">
            <text:p text:style-name="P13">File</text:p>
          </table:table-cell>
          <table:table-cell table:style-name="Table1.A1" office:value-type="string">
            <text:p text:style-name="P13">Line</text:p>
          </table:table-cell>
          <table:table-cell table:style-name="Table1.A1" office:value-type="string">
            <text:p text:style-name="P13">Error Type</text:p>
          </table:table-cell>
          <table:table-cell table:style-name="Table1.A1" office:value-type="string">
            <text:p text:style-name="P13">Code Issue</text:p>
          </table:table-cell>
          <table:table-cell table:style-name="Table1.A1" office:value-type="string">
            <text:p text:style-name="P13">Fixed code</text:p>
          </table:table-cell>
          <table:table-cell table:style-name="Table1.G1" office:value-type="string">
            <text:p text:style-name="P13">Description</text:p>
          </table:table-cell>
        </table:table-row>
        <table:table-row>
          <table:table-cell table:style-name="Table1.A2" office:value-type="string">
            <text:p text:style-name="P14">1.</text:p>
          </table:table-cell>
          <table:table-cell table:style-name="Table1.B2" office:value-type="string">
            <text:p text:style-name="P15">Main.js</text:p>
          </table:table-cell>
          <table:table-cell table:style-name="Table1.C2" office:value-type="string">
            <text:p text:style-name="P15">186</text:p>
          </table:table-cell>
          <table:table-cell table:style-name="Table1.D2" office:value-type="string">
            <text:p text:style-name="P18">Logic</text:p>
          </table:table-cell>
          <table:table-cell table:style-name="Table1.E2" office:value-type="string">
            <text:p text:style-name="P3"><text:span text:style-name="T13">document.querySelectorAll('.star-rating').forEach(function (el) { ... })</text:span></text:p>
          </table:table-cell>
          <table:table-cell table:style-name="Table1.F2" office:value-type="string">
            <text:p text:style-name="P3"><text:span text:style-name="T13">itemContainer.querySelectorAll('.star-rating').forEach(function (el) { ... })</text:span></text:p>
          </table:table-cell>
          <table:table-cell table:style-name="Table1.G2" office:value-type="string">
            <text:p text:style-name="P10"><text:span text:style-name="T19">The star rating loop uses document.querySelectorAll which picks up ALL star ratings on the page, including the best-sale section. Should be scoped to itemContainer only.</text:span></text:p>
          </table:table-cell>
        </table:table-row>
        <table:table-row>
          <table:table-cell table:style-name="Table1.A2" office:value-type="string">
            <text:p text:style-name="P15">2.</text:p>
          </table:table-cell>
          <table:table-cell table:style-name="Table1.B3" office:value-type="string">
            <text:p text:style-name="P15">Main.js</text:p>
          </table:table-cell>
          <table:table-cell table:style-name="Table1.C2" office:value-type="string">
            <text:p text:style-name="P15">331</text:p>
          </table:table-cell>
          <table:table-cell table:style-name="Table1.D3" office:value-type="string">
            <text:p text:style-name="P18">Logic</text:p>
          </table:table-cell>
          <table:table-cell table:style-name="Table1.E2" office:value-type="string">
            <text:p text:style-name="P4"><text:span text:style-name="T13">totalValue &gt; 10000 ? 'Stock value is high.' : 'Stock value is manageable.'</text:span></text:p>
          </table:table-cell>
          <table:table-cell table:style-name="Table1.F3" office:value-type="string">
            <text:p text:style-name="P3"><text:span text:style-name="T13">totalValue &gt; 100000 ? 'Stock value is high.' : 'Stock value is manageable.'</text:span></text:p>
          </table:table-cell>
          <table:table-cell table:style-name="Table1.G3" office:value-type="string">
            <text:p text:style-name="P11"><text:span text:style-name="T20">With 34 products averaging ~400 RON and 10+ units each, total stock value always exceeds 10,000. The threshold is too low — the 'manageable' branch is never reached.</text:span><text:span text:style-name="T13"> </text:span></text:p>
          </table:table-cell>
        </table:table-row>
        <table:table-row>
          <table:table-cell table:style-name="Table1.A2" office:value-type="string">
            <text:p text:style-name="P15">3.</text:p>
          </table:table-cell>
          <table:table-cell table:style-name="Table1.B4" office:value-type="string">
            <text:p text:style-name="P15">Checkout.js</text:p>
          </table:table-cell>
          <table:table-cell table:style-name="Table1.C2" office:value-type="string">
            <text:p text:style-name="P15">22</text:p>
          </table:table-cell>
          <table:table-cell table:style-name="Table1.D4" office:value-type="string">
            <text:p text:style-name="P18">logic</text:p>
          </table:table-cell>
          <table:table-cell table:style-name="Table1.E2" office:value-type="string">
            <text:p text:style-name="P4"><text:span text:style-name="T13">const VAT_RATE = 0.19;</text:span></text:p>
          </table:table-cell>
          <table:table-cell table:style-name="Table1.F4" office:value-type="string">
            <text:p text:style-name="P10"><text:span text:style-name="T20">Move VAT_RATE to a shared config file imported by both pages</text:span></text:p>
          </table:table-cell>
          <table:table-cell table:style-name="Table1.G4" office:value-type="string">
            <text:p text:style-name="P12"><text:span text:style-name="T21">VAT_RATE is defined independently in both main.js (line 8) and checkout.js (line 22). If one is updated and the other is not, tax calculations will be inconsistent across pages.</text:span></text:p>
          </table:table-cell>
        </table:table-row>
        <table:table-row>
          <table:table-cell table:style-name="Table1.A2" office:value-type="string">
            <text:p text:style-name="P15">4.</text:p>
          </table:table-cell>
          <table:table-cell table:style-name="Table1.B5" office:value-type="string">
            <text:p text:style-name="P15">Checkout.js</text:p>
          </table:table-cell>
          <table:table-cell table:style-name="Table1.C2" office:value-type="string">
            <text:p text:style-name="P15">245</text:p>
          </table:table-cell>
          <table:table-cell table:style-name="Table1.D5" office:value-type="string">
            <text:p text:style-name="P18">logic</text:p>
          </table:table-cell>
          <table:table-cell table:style-name="Table1.E2" office:value-type="string">
            <text:p text:style-name="P4"><text:span text:style-name="T13">const shippingCost = subtotal &gt;= 500 ? 0 : 30;</text:span></text:p>
          </table:table-cell>
          <table:table-cell table:style-name="Table1.F5" office:value-type="string">
            <text:p text:style-name="P4"><text:span text:style-name="T13">onst shippingCost = cart.length &gt; 0 ? (subtotal &gt;= 500 ? 0 : 30) : 0;</text:span></text:p>
          </table:table-cell>
          <table:table-cell table:style-name="Table1.G5" office:value-type="string">
            <text:p text:style-name="P10"><text:span text:style-name="T20">When the cart is empty, shippingCost is still calculated as RON 30 (since subtotal 0 &lt; 500). An empty cart should have 0 shipping cost.</text:span></text:p>
          </table:table-cell>
        </table:table-row>
        <table:table-row table:style-name="Table1.1">
          <table:table-cell table:style-name="Table1.A2" office:value-type="string">
            <text:p text:style-name="P15">5</text:p>
          </table:table-cell>
          <table:table-cell table:style-name="Table1.B6" office:value-type="string">
            <text:p text:style-name="P15">Checkout.js</text:p>
          </table:table-cell>
          <table:table-cell table:style-name="Table1.C2" office:value-type="string">
            <text:p text:style-name="P15">290</text:p>
          </table:table-cell>
          <table:table-cell table:style-name="Table1.D6" office:value-type="string">
            <text:p text:style-name="P19">logic</text:p>
          </table:table-cell>
          <table:table-cell table:style-name="Table1.E2" office:value-type="string">
            <text:p text:style-name="P10"><text:span text:style-name="T20">case 'CHRISRMAS20': <text:s/>(also in VALID_COUPONS array line 67)</text:span></text:p>
          </table:table-cell>
          <table:table-cell table:style-name="Table1.F6" office:value-type="string">
            <text:p text:style-name="P10"><text:span text:style-name="T20">case 'CHRISTMAS20': <text:s/>(fix in both the array and the switch case)</text:span></text:p>
          </table:table-cell>
          <table:table-cell table:style-name="Table1.G6" office:value-type="string">
            <text:p text:style-name="P10"><text:span text:style-name="T20">Typo: 'CHRISRMAS20' is misspelled. The array and switch match each other — but a real user typing 'CHRISTMAS20' gets 'Invalid coupon'. Both the array and switch must be fixed.</text:span></text:p>
          </table:table-cell>
        </table:table-row>
        <table:table-row>
          <table:table-cell table:style-name="Table1.A2" office:value-type="string">
            <text:p text:style-name="P15">6.</text:p>
          </table:table-cell>
          <table:table-cell table:style-name="Table1.B7" office:value-type="string">
            <text:p text:style-name="P15">Style.css</text:p>
          </table:table-cell>
          <table:table-cell table:style-name="Table1.C2" office:value-type="string">
            <text:p text:style-name="P15">52</text:p>
          </table:table-cell>
          <table:table-cell table:style-name="Table1.D7" office:value-type="string">
            <text:p text:style-name="P18">logic/UI</text:p>
          </table:table-cell>
          <table:table-cell table:style-name="Table1.E2" office:value-type="string">
            <text:p text:style-name="P4"><text:span text:style-name="T13">body.dark-mode .items-one span, button, input[type='number'] { color: var(--color-text-muted-dark); }</text:span></text:p>
          </table:table-cell>
          <table:table-cell table:style-name="Table1.F7" office:value-type="string">
            <text:p text:style-name="P4"><text:span text:style-name="T13">body.dark-mode .items-one span { color: var(--color-text-muted-dark); } button, input[type='number'] { /* separate rule */ }</text:span></text:p>
          </table:table-cell>
          <table:table-cell table:style-name="Table1.G7" office:value-type="string">
            <text:p text:style-name="P10"><text:span text:style-name="T20">CSS grouping bug: button and input[type='number'] are NOT scoped to dark mode. ALL buttons and number inputs globally get --color-text-muted-dark even in light mode.</text:span></text:p>
          </table:table-cell>
        </table:table-row>
        <table:table-row>
          <table:table-cell table:style-name="Table1.A2" office:value-type="string">
            <text:p text:style-name="P15">7.</text:p>
          </table:table-cell>
          <table:table-cell table:style-name="Table1.B8" office:value-type="string">
            <text:p text:style-name="P15">Style.css</text:p>
          </table:table-cell>
          <table:table-cell table:style-name="Table1.C2" office:value-type="string">
            <text:p text:style-name="P15">58</text:p>
          </table:table-cell>
          <table:table-cell table:style-name="Table1.D8" office:value-type="string">
            <text:p text:style-name="P18">logic/UI</text:p>
          </table:table-cell>
          <table:table-cell table:style-name="Table1.E2" office:value-type="string">
            <text:p text:style-name="P4"><text:span text:style-name="T13">body.dark-mode .order-summary span, b { color: var(--color-text-muted-dark); }</text:span></text:p>
          </table:table-cell>
          <table:table-cell table:style-name="Table1.F8" office:value-type="string">
            <text:p text:style-name="P10"><text:span text:style-name="T20">body.dark-mode .order-summary span { color: var(--color-text-muted-dark); } body.dark-mode b { color: var(--color-text-muted-dark); }</text:span></text:p>
          </table:table-cell>
          <table:table-cell table:style-name="Table1.G8" office:value-type="string">
            <text:p text:style-name="P10"><text:span text:style-name="T20">All &lt;b&gt; tags globally get muted colour — not scoped to dark mode. Bold text appears muted grey in light mode too</text:span></text:p>
          </table:table-cell>
        </table:table-row>
        <table:table-row>
          <table:table-cell table:style-name="Table1.A2" office:value-type="string">
            <text:p text:style-name="P15">8.</text:p>
          </table:table-cell>
          <table:table-cell table:style-name="Table1.B9" office:value-type="string">
            <text:p text:style-name="P15">Style.css</text:p>
          </table:table-cell>
          <table:table-cell table:style-name="Table1.C2" office:value-type="string">
            <text:p text:style-name="P15">63</text:p>
          </table:table-cell>
          <table:table-cell table:style-name="Table1.D9" office:value-type="string">
            <text:p text:style-name="P18">logic/UI</text:p>
          </table:table-cell>
          <table:table-cell table:style-name="Table1.E2" office:value-type="string">
            <text:p text:style-name="P10"><text:span text:style-name="T20">body.dark-mode .section-aside h3, span:not(.star-rating), label { color: var(--color-primary); }</text:span></text:p>
          </table:table-cell>
          <table:table-cell table:style-name="Table1.F9" office:value-type="string">
            <text:p text:style-name="P10"><text:span text:style-name="T20">body.dark-mode .section-aside h3 { color: var(--color-primary); }</text:span></text:p>
          </table:table-cell>
          <table:table-cell table:style-name="Table1.G9" office:value-type="string">
            <text:p text:style-name="P10"><text:span text:style-name="T20">span:not(.star-rating) and label are NOT scoped to dark-mode. All spans and labels on every page are forced to use --color-primary (#222831) regardless of theme, overriding other intentional colours.</text:span></text:p>
          </table:table-cell>
        </table:table-row>
        <table:table-row>
          <table:table-cell table:style-name="Table1.A2" office:value-type="string">
            <text:p text:style-name="P15">9.</text:p>
          </table:table-cell>
          <table:table-cell table:style-name="Table1.B10" office:value-type="string">
            <text:p text:style-name="P3"><text:span text:style-name="T13">checkout-style.css</text:span></text:p>
          </table:table-cell>
          <table:table-cell table:style-name="Table1.C2" office:value-type="string">
            <text:p text:style-name="P15">1</text:p>
          </table:table-cell>
          <table:table-cell table:style-name="Table1.D10" office:value-type="string">
            <text:p text:style-name="P18">logic/UI</text:p>
          </table:table-cell>
          <table:table-cell table:style-name="Table1.E2" office:value-type="string">
            <text:p text:style-name="P4"><text:span text:style-name="T13">body.dark-mode .order-summary-container h5, strong </text:span><text:soft-page-break/><text:span text:style-name="T13">{ color: var(--color-text-muted); }</text:span></text:p>
          </table:table-cell>
          <table:table-cell table:style-name="Table1.F10" office:value-type="string">
            <text:p text:style-name="P12"><text:span text:style-name="T21">body.dark-mode .order-summary-container h5 </text:span><text:soft-page-break/><text:span text:style-name="T21">{ color: var(--color-text-muted); } body.dark-mode strong { color: var(--color-text-muted); }</text:span></text:p>
          </table:table-cell>
          <table:table-cell table:style-name="Table1.G10" office:value-type="string">
            <text:p text:style-name="P9"><text:span text:style-name="T22">ALL &lt;strong&gt; elements globally get muted colour — not scoped to </text:span><text:soft-page-break/><text:span text:style-name="T22">dark mode. Bold text appears muted grey on the light checkout page</text:span><text:span text:style-name="T18">.</text:span></text:p>
          </table:table-cell>
        </table:table-row>
        <table:table-row>
          <table:table-cell table:style-name="Table1.A2" office:value-type="string">
            <text:p text:style-name="P15">10.</text:p>
          </table:table-cell>
          <table:table-cell table:style-name="Table1.B11" office:value-type="string">
            <text:p text:style-name="P15">Login.js</text:p>
          </table:table-cell>
          <table:table-cell table:style-name="Table1.C2" office:value-type="string">
            <text:p text:style-name="P15">93</text:p>
          </table:table-cell>
          <table:table-cell table:style-name="Table1.D11" office:value-type="string">
            <text:p text:style-name="P18">logic</text:p>
          </table:table-cell>
          <table:table-cell table:style-name="Table1.E2" office:value-type="string">
            <text:p text:style-name="P4"><text:span text:style-name="T13">if (userInput === CORRECT_PASSWORD || userInput === USER_NAME) {</text:span></text:p>
          </table:table-cell>
          <table:table-cell table:style-name="Table1.F11" office:value-type="string">
            <text:p text:style-name="P3"><text:span text:style-name="T13">if (userInput === CORRECT_PASSWORD) {</text:span></text:p>
          </table:table-cell>
          <table:table-cell table:style-name="Table1.G11" office:value-type="string">
            <text:p text:style-name="P10"><text:span text:style-name="T20">Security bug: the admin check accepts USER_NAME ('admin') as a valid password. A username is not a password. Entering 'admin' grants admin access without the correct password.</text:span></text:p>
          </table:table-cell>
        </table:table-row>
        <table:table-row>
          <table:table-cell table:style-name="Table1.A2" office:value-type="string">
            <text:p text:style-name="P15">11.</text:p>
          </table:table-cell>
          <table:table-cell table:style-name="Table1.B12" office:value-type="string">
            <text:p text:style-name="P4"><text:span text:style-name="T13">favorites.js</text:span></text:p>
          </table:table-cell>
          <table:table-cell table:style-name="Table1.C2" office:value-type="string">
            <text:p text:style-name="P15">10</text:p>
          </table:table-cell>
          <table:table-cell table:style-name="Table1.D12" office:value-type="string">
            <text:p text:style-name="P16">runtime</text:p>
          </table:table-cell>
          <table:table-cell table:style-name="Table1.E2" office:value-type="string">
            <text:p text:style-name="P4"><text:span text:style-name="T13">const backToTopBtn = document.querySelector('.back-to-top'); if (backToTopBtn) { ... }</text:span></text:p>
          </table:table-cell>
          <table:table-cell table:style-name="Table1.F12" office:value-type="string">
            <text:p text:style-name="P3"><text:span text:style-name="T13">// Move this block inside DOMContentLoaded callback</text:span></text:p>
          </table:table-cell>
          <table:table-cell table:style-name="Table1.G12" office:value-type="string">
            <text:p text:style-name="P12"><text:span text:style-name="T21">The backToTopBtn listener is attached at top-level OUTSIDE the DOMContentLoaded callback. If the script loads before the DOM is ready, querySelector returns null and the button never works.</text:span></text:p>
          </table:table-cell>
        </table:table-row>
        <table:table-row>
          <table:table-cell table:style-name="Table1.A13" table:number-columns-spanned="7" office:value-type="string">
            <text:p text:style-name="P17">I tested this project with Jasmine and used <text:span text:style-name="T15">cloud.ai </text:span>AI tools for assistance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span text:style-name="T8"/></text:p>
      <text:p text:style-name="P5"><text:span text:style-name="T10">Student</text:span><text:span text:style-name="T9">: Dipesh Thad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style:contextual-spacing="false"/>
      <style:text-properties fo:color="#2e75b6" loext:opacity="100%" style:font-name="Arial2" fo:font-family="Arial" style:font-family-generic="swiss" style:font-pitch="variable" fo:font-size="18pt" fo:font-weight="bold" style:font-name-asian="Arial3" style:font-family-asian="Arial" style:font-family-generic-asian="system" style:font-pitch-asian="variable" style:font-size-asian="18pt" style:font-weight-asian="bold" style:font-name-complex="Arial3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9T20:37:01.500000000</meta:creation-date>
    <dc:date>2026-04-10T19:24:14.772000000</dc:date>
    <meta:editing-duration>PT22H48M27S</meta:editing-duration>
    <meta:editing-cycles>2</meta:editing-cycles>
    <meta:generator>sFree_Office_for_Docs_and_PDF/7.4.2.3$Windows_X86_64 LibreOffice_project/382eef1f22670f7f4118c8c2dd222ec7ad009daf</meta:generator>
    <meta:document-statistic meta:table-count="1" meta:image-count="0" meta:object-count="0" meta:page-count="2" meta:paragraph-count="90" meta:word-count="596" meta:character-count="4002" meta:non-whitespace-character-count="3493"/>
  </office:meta>
</office:document-meta>
</file>